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e12" officeooo:paragraph-rsid="00095e12"/>
    </style:style>
    <style:style style:name="T1" style:family="text">
      <style:text-properties officeooo:rsid="00095e12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amen 1 evaluacion acceso a datos 2019</text:p>
      <text:p text:style-name="Standard"/>
      <text:p text:style-name="Standard">Alice Wren y la Death Watch se han quedado encantados con tu trabajo de su web de ventas, están</text:p>
      <text:p text:style-name="Standard">teniendo mucho éxito y vendiendo armas por todos los puntos de la galaxia. Cada vez más</text:p>
      <text:p text:style-name="Standard">facciones quieren comprar, el Crinsom Dawn, la federación de comercio, etc.</text:p>
      <text:p text:style-name="Standard">Llegados a este punto Alice quiere tener una pequeña aplicación que le permita administrar de</text:p>
      <text:p text:style-name="Standard">manera sencilla sus armas y contactos de venta. Le ofreces una herramienta muy antigua pero</text:p>
      <text:p text:style-name="Standard">eficiente para este caso, una BBDD. Ella piensa que una base holográfica en 3D sería más oportuno,</text:p>
      <text:p text:style-name="Standard">pero confía en tu trabajo.</text:p>
      <text:p text:style-name="Standard">Una vez te cuenta el negocio y como quiere llevarlo a cabo, se decide el modelo de datos: En</text:p>
      <text:p text:style-name="Standard">términos generales, existen facciones, de las que se guarda su nombre que será la PK, la persona de</text:p>
      <text:p text:style-name="Standard">contacto, el planeta donde se harán las transacciones, el número de sistemas controlados, y cuando</text:p>
      <text:p text:style-name="Standard">fue su ultima compra de lo que sea. Las facciones almacenan armas para su venta a otras facciones.</text:p>
      <text:p text:style-name="Standard">Las armas tienen un precio, un nombre y un id único que será la PK. Para llevar un control de las</text:p>
      <text:p text:style-name="Standard">ventas, se almacenará la cantidad y fecha de las armas vendidas.</text:p>
      <text:p text:style-name="Standard">Para ampliar posibles compradores Alice quiere tener un control que todas las escaramuzas y</text:p>
      <text:p text:style-name="Standard">batallas de la galaxia, almacenando las facciones participantes (si es una nueva se añadirá a BD con</text:p>
      <text:p text:style-name="Standard">los datos de la faccion) el nombre de la batalla y cuando y donde se produce. Para recabar estos</text:p>
      <text:p text:style-name="Standard">datos se dispone de una red de espías, distribuidas por toda la galaxia. Los espías informan de n</text:p>
      <text:p text:style-name="Standard">batallas pero una batalla solo la lleva un espía. Los espías tienen nombre y raza.</text:p>
      <text:p text:style-name="Standard">JDBC:</text:p>
      <text:p text:style-name="Standard"/>
      <text:p text:style-name="Standard"/>
      <text:p text:style-name="Standard">0. (1) Cargar datos iniciales en la BD a partir de un código que se usaba en tiempos del gran</text:p>
      <text:p text:style-name="Standard">creador, cuando solo existía una luz, es el XML.</text:p>
      <text:p text:style-name="Standard"/>
      <text:p text:style-name="Standard"/>
      <text:p text:style-name="Standard"/>
      <text:p text:style-name="Standard">1. (0,75) Siempre hay cargas familiares: el primo de Alice quedo con el cerebro dañado en una</text:p>
      <text:p text:style-name="Standard">batalla; para mantenerlo ocupado, se va a dedicar a grabar armas de los rebeldes, pero el programa</text:p>
      <text:p text:style-name="Standard">las borrará de inmediato.</text:p>
      <text:p text:style-name="Standard"/>
      <text:p text:style-name="Standard">2. (0,75) Insertar una nueva batalla, insertando la facción en caso de no existir.</text:p>
      <text:p text:style-name="Standard"/>
      <text:p text:style-name="Standard">INSERT INTO practica1.batalla (nombreBatalla, fechaBatalla, nombreEspia) VALUES ('Percula', '2020-10-01', 'Monica');</text:p>
      <text:p text:style-name="Standard"/>
      <text:p text:style-name="Standard">3. (0,75) Actualizar el precio de un arma</text:p>
      <text:p text:style-name="Standard"/>
      <text:p text:style-name="Standard">UPDATE practica1.armas t SET t.precio = 200 WHERE t.idArma LIKE '01' ESCAPE '#'</text:p>
      <text:p text:style-name="Standard"/>
      <text:p text:style-name="Standard">4. (0,5) Seleccionar todas las facciones, y todas las armas</text:p>
      <text:p text:style-name="Standard"/>
      <text:p text:style-name="P1">SELECT * FROM Facciones, Armas</text:p>
      <text:p text:style-name="Standard"/>
      <text:p text:style-name="Standard">5. (0,5)Seleccionar el nombre y precio de las armas de una facción</text:p>
      <text:p text:style-name="Standard"/>
      <text:p text:style-name="P1"><text:span text:style-name="T2">SELECT </text:span><text:span text:style-name="T3">nombreArma</text:span><text:span text:style-name="T2">, </text:span><text:span text:style-name="T3">precio </text:span><text:span text:style-name="T2">FROM </text:span><text:span text:style-name="T4">armas </text:span><text:span text:style-name="T2">where </text:span><text:span text:style-name="T3">nombreFaccion </text:span><text:span text:style-name="T4">= </text:span><text:span text:style-name="T5">'Xore'</text:span><text:span text:style-name="T2">;</text:span></text:p>
      <text:p text:style-name="P1"/>
      <text:p text:style-name="Standard"/>
      <text:p text:style-name="Standard"/>
      <text:p text:style-name="Standard"/>
      <text:p text:style-name="Standard"><text:soft-page-break/>6. (0,75) Borrar los datos de un espía y sus batallas, para que si les pasa algo puedan negar su</text:p>
      <text:p text:style-name="Standard">existencia.</text:p>
      <text:p text:style-name="Standard"/>
      <text:p text:style-name="Standard">DELETE FROM practica1.espia WHERE nombreEspia LIKE 'Silvia' ESCAPE '#'</text:p>
      <text:p text:style-name="Standard"/>
      <text:p text:style-name="Standard">Spring template:</text:p>
      <text:p text:style-name="Standard">7 (0,75) Seleccionar los datos de todas las armas vendidas por una facción a partir de una fecha</text:p>
      <text:p text:style-name="Standard">dada.</text:p>
      <text:p text:style-name="Standard">8 (0,75) Seleccionar las batallas informadas por los espías, devolviendo nombre de batalla y</text:p>
      <text:p text:style-name="Standard">nombre de espía</text:p>
      <text:p text:style-name="Standard">9 (1) Actualizar el nombre de una facción (suele pasar cuando matan al jefe y toma el control otro)</text:p>
      <text:p text:style-name="Standard">10 (0,75) Borrar aquellas armas que no se vendan</text:p>
      <text:p text:style-name="Standard">11(0,75) Borrar todos los datos de una fac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9:47:25.436000000</meta:creation-date>
    <dc:date>2020-10-05T20:04:05.057000000</dc:date>
    <meta:editing-duration>PT6M29S</meta:editing-duration>
    <meta:editing-cycles>1</meta:editing-cycles>
    <meta:document-statistic meta:table-count="0" meta:image-count="0" meta:object-count="0" meta:page-count="2" meta:paragraph-count="44" meta:word-count="543" meta:character-count="3114" meta:non-whitespace-character-count="2615"/>
    <meta:generator>LibreOffice/7.0.1.2$Windows_X86_64 LibreOffice_project/7cbcfc562f6eb6708b5ff7d7397325de9e764452</meta:generator>
  </office:meta>
</office:document-meta>
</file>